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4</text:p>
      <text:p text:style-name="P1">Guillotines</text:p>
      <text:p text:style-name="P2">(für die bösen)</text:p>
      <text:p text:style-name="P3">Dieser Fluch benutzt das „Verstecken Verräter“ Regelwerk.</text:p>
      <text:p text:style-name="P3">Alle Spieler lesen das andere Bu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2-19T19:02:20.26</meta:creation-date>
    <meta:document-statistic meta:table-count="0" meta:image-count="0" meta:object-count="0" meta:page-count="1" meta:paragraph-count="5" meta:word-count="19" meta:character-count="120"/>
    <dc:date>2015-02-19T19:04:41.67</dc:date>
    <meta:editing-duration>PT2M21S</meta:editing-duration>
    <meta:editing-cycles>1</meta:editing-cycles>
    <meta:generator>OpenOffice.org/3.3$Win32 OpenOffice.org_project/330m20$Build-9567</meta:generator>
  </office:meta>
</office:document-meta>
</file>